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ing">
      <style:paragraph-properties fo:margin-left="0cm" fo:margin-right="-0.014cm" fo:margin-top="1.499cm" fo:margin-bottom="1cm" fo:text-align="center" style:justify-single-word="false" fo:text-indent="0cm" style:auto-text-indent="false"/>
    </style:style>
    <style:style style:name="P2" style:family="paragraph" style:parent-style-name="Text_20_body">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che technique<text:line-break/>Installation de la plateforme de développement<text:line-break/>Pentaho Data Integration (Kettle) / Eclipse<text:line-break/><text:span text:style-name="T3">version du 19 décembre 2007</text:span></text:p>
      <text:p text:style-name="Text_20_body">Nous décrivons ci-dessous l'installation d'une plateforme de développement du projet Kettle (Pentaho Data Integration) avec Eclipse.</text:p>
      <text:h text:style-name="Heading_20_1" text:outline-level="1">Installation de la plateforme Eclipse</text:h>
      <text:p text:style-name="Text_20_body">L'installation d'eclipse ne devrait pas poser de problème.</text:p>
      <text:p text:style-name="Text_20_body">La dernière version se trouve ici <text:a xlink:type="simple" xlink:href="http://www.eclipse.org/downloads/">http://www.eclipse.org/downloads/</text:a></text:p>
      <text:p text:style-name="Text_20_body">Prenez la version « Eclipse for RCP/Plug-in Developers » pour votre système d'exploitation.</text:p>
      <text:p text:style-name="Text_20_body">Suivez les instructions d'installation. Pour localiser votre version d'eclipse en français, allez donc sur <text:a xlink:type="simple" xlink:href="http://download.eclipse.org/eclipse/downloads/">http://download.eclipse.org/eclipse/downloads/</text:a> et choisissez le pack Langage qui correspond à votre version. En décompressant le fichier à la racine de votre répertoire d'installation d'eclipse et en redémarrant eclipse, vous devriez pouvoir travailler dans la langue du système d'exploitation.</text:p>
      <text:p text:style-name="Text_20_body">Pour fonctionner Eclipse nécessite un JDK. Les versions 3.3.x, 3.2.x et 3.3.1 ont été validées avec les JDK 1.4.2 et 5.0. Eclipse fait la distinction entre le JDK utilisé pour lancer l'environnement et celui(ceux) utilisé(s) pour lancer les applications. Eclipse 3.2 peut donc être lancé avec un JDK 1.4 ou 5.0 et exécuter des applications en utilisant toutes les versions du JDK (1.1 à 6.0). </text:p>
      <text:p text:style-name="Text_20_body">Kettle aura besoin d'un JDK &gt;= 1.5 car il intègre notamment la classe java.lang.Enum qui est présente à partir de cette version.</text:p>
      <text:h text:style-name="Heading_20_1" text:outline-level="1">Installation du paquet subclipse</text:h>
      <text:p text:style-name="Text_20_body">Pour récupérer directement les dernières sources de Kettle, vous pouvez installer le package <text:a xlink:type="simple" xlink:href="http://subclipse.tigris.org/">subclipse</text:a>.</text:p>
      <text:p text:style-name="Text_20_body">Pour cela, Dans Eclipse, utiliser le menu <text:span text:style-name="T1">Aide &gt; Mise à jour de logiciels &gt; Rechercher et installer.</text:span></text:p>
      <text:p text:style-name="Text_20_body"><text:span text:style-name="T2">Un assistant démarre. Choisissez « Rechercher de nouveaux dispositifs » puis « Nouveau site distant ». Vous ajoutez un site nommé par exemple subclipse avec l'url </text:span><text:a xlink:type="simple" xlink:href="http://subclipse.tigris.org/update_1.2.x."><text:span text:style-name="T2">http://subclipse.tigris.org/update_1.2.x</text:span></text:a><text:span text:style-name="T2"> pour une version d'eclipse &gt;= 3.2.0, sinon vous trouverez la bonne url sur cette page </text:span><text:a xlink:type="simple" xlink:href="http://subclipse.tigris.org/install.html"><text:span text:style-name="T2">http://subclipse.tigris.org/install.html</text:span></text:a><text:span text:style-name="T2">. Terminez le porcessus.</text:span></text:p>
      <text:p text:style-name="P2">Eclipse vous propose alors plusieurs package. Ecartez les Integrations dont vous n'aurez pas besoin pour Kettle et prenez seulement le package subclipse.</text:p>
      <text:p text:style-name="P2">Vous devrez accepter la licence d'utilisation.</text:p>
      <text:h text:style-name="Heading_20_1" text:outline-level="1">Récupération des dernières sources de Pentaho Data Integration (Kettle)</text:h>
      <text:p text:style-name="Text_20_body">Nous allons créer un projet SVN Kettle.</text:p>
      <text:p text:style-name="Text_20_body"><text:soft-page-break/>Pour cela menu <text:span text:style-name="T1">Fichier &gt; Nouveau &gt; Projet</text:span> puis <text:span text:style-name="T1">SVN &gt; Projects from SVN</text:span>.</text:p>
      <text:p text:style-name="Text_20_body">Choisissez un nouveau dépôt si celui de Kettle n'existe pas. Donnez lui un nom et l'url <text:a xlink:type="simple" xlink:href="svn://source.pentaho.org/svnkettleroot/Kettle/trunk">svn://source.pentaho.org/svnkettleroot/Kettle/trunk</text:a>. Le processus de génération du projet va se mettre en route. Eclipse/subclipse va récupérer les sources que vous lui demandez (racine /trunk pour le projet courant) et Eclipse va générer son espace de travail.</text:p>
      <text:p text:style-name="Text_20_body">Vous aurez des erreurs de librairies, notamment il manquera des librairies extérieures</text:p>
      <text:p text:style-name="Text_20_body">Le plus simple est de télécharger une distribution récente de kettle, et d'importer (clic droit importer) dans le répertoire adéquat (/libext/) les librairies manquantes depuis la distribution.</text:p>
      <text:h text:style-name="Heading_20_1" text:outline-level="1">Première compilation</text:h>
      <text:p text:style-name="Text_20_body">Vous allez pouvoir compiler le projet.</text:p>
      <text:p text:style-name="Text_20_body">Pour cela, un petit clic droit sur build.xml à la racine du projet et <text:span text:style-name="T1">Exécuter en tant que &gt; Compilation Ant</text:span>.</text:p>
      <text:p text:style-name="Text_20_body">Sur certains systèmes, la première compilation s'arrête sans donner beaucoup d'indication d'erreur. Cela peut être du à une trop faible mémoire. Changez donc le paramètre memorymaximumsize de la cible « compile-ui » et augmentez-le à 400M au lieu de 256M.</text:p>
      <text:p text:style-name="Text_20_body">Une fois la première compilation finie avec succès, vous pourrez revenir au paramètre initial... Il n' plus besoin d'autant de mémoire.</text:p>
      <text:p text:style-name="Text_20_body">La version à distribuer se trouve dans le répertoire distrib/. Elle est opérationnelle en l'état, mais ce n'est qu'une version de développement et non de production.</text:p>
      <text:h text:style-name="Heading_20_1" text:outline-level="1">Participer au projet de développement</text:h>
      <text:p text:style-name="Text_20_body">Pour pouvoir mettre à jour le système SVN des sources de Kettle, il vous faut un compte que vous demanderez au chef de projet Matt Casters et vous pourrez ainsi vous servir de cette plate-forme de développ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master-page-name="">
      <style:paragraph-properties fo:margin-top="0.499cm" fo:margin-bottom="1cm" fo:text-align="center" style:justify-single-word="false" style:page-number="auto" fo:padding="0.049cm" fo:border="0.035cm solid #000000" style:shadow="#cccccc 0.15cm 0.15cm" fo:keep-with-next="always"/>
      <style:text-properties fo:font-variant="small-caps" style:use-window-font-color="true" style:font-name="Arial" fo:font-size="18pt" fo:font-weight="bold"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top="0.199cm" fo:margin-bottom="0.199cm" fo:text-align="start" style:justify-single-word="false" style:page-number="auto" fo:padding="0cm" fo:border="none" style:shadow="none"/>
      <style:text-properties style:use-window-font-color="true" fo:font-size="16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3cm" fo:margin-bottom="0.3cm" fo:text-align="start" style:justify-single-word="false" fo:padding="0cm" fo:border="none" style:shadow="none"/>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margin-left="0.499cm" fo:margin-right="0cm"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master-page-name="">
      <style:paragraph-properties style:page-number="auto"/>
    </style:style>
    <style:style style:name="Text" style:family="paragraph" style:parent-style-name="Caption"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paragraph-properties fo:text-align="start" style:justify-single-word="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cvPrenomNom2007_7e_LT_7e_Gliederung_20_1" style:display-name="cvPrenomNom2007~LT~Gliederung 1" style:family="paragraph">
      <style:paragraph-properties fo:margin-left="0.75cm" fo:margin-right="0cm" fo:margin-top="0cm" fo:margin-bottom="0.312cm" fo:text-indent="-0.563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cvPrenomNom2007_7e_LT_7e_Gliederung_20_2" style:display-name="cvPrenomNom2007~LT~Gliederung 2" style:family="paragraph" style:parent-style-name="cvPrenomNom2007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cvPrenomNom2007_7e_LT_7e_Gliederung_20_3" style:display-name="cvPrenomNom2007~LT~Gliederung 3" style:family="paragraph" style:parent-style-name="cvPrenomNom2007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cvPrenomNom2007_7e_LT_7e_Gliederung_20_4" style:display-name="cvPrenomNom2007~LT~Gliederung 4" style:family="paragraph" style:parent-style-name="cvPrenomNom2007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cvPrenomNom2007_7e_LT_7e_Gliederung_20_5" style:display-name="cvPrenomNom2007~LT~Gliederung 5" style:family="paragraph" style:parent-style-name="cvPrenomNom2007_7e_LT_7e_Gliederung_20_4">
      <style:paragraph-properties fo:margin-left="6.001cm" fo:margin-right="0cm" fo:margin-top="0cm" fo:margin-bottom="0.101cm" fo:text-indent="-0.6cm" style:auto-text-indent="false">
        <style:tab-stops/>
      </style:paragraph-properties>
    </style:style>
    <style:style style:name="cvPrenomNom2007_7e_LT_7e_Gliederung_20_6" style:display-name="cvPrenomNom2007~LT~Gliederung 6" style:family="paragraph" style:parent-style-name="cvPrenomNom2007_7e_LT_7e_Gliederung_20_5">
      <style:paragraph-properties fo:margin-left="7.2cm" fo:margin-right="0cm" fo:text-indent="-0.6cm" style:auto-text-indent="false">
        <style:tab-stops/>
      </style:paragraph-properties>
    </style:style>
    <style:style style:name="cvPrenomNom2007_7e_LT_7e_Gliederung_20_7" style:display-name="cvPrenomNom2007~LT~Gliederung 7" style:family="paragraph" style:parent-style-name="cvPrenomNom2007_7e_LT_7e_Gliederung_20_6">
      <style:paragraph-properties fo:margin-left="8.4cm" fo:margin-right="0cm" fo:text-indent="-0.6cm" style:auto-text-indent="false">
        <style:tab-stops/>
      </style:paragraph-properties>
    </style:style>
    <style:style style:name="cvPrenomNom2007_7e_LT_7e_Gliederung_20_8" style:display-name="cvPrenomNom2007~LT~Gliederung 8" style:family="paragraph" style:parent-style-name="cvPrenomNom2007_7e_LT_7e_Gliederung_20_7">
      <style:paragraph-properties fo:margin-left="9.601cm" fo:margin-right="0cm" fo:text-indent="-0.6cm" style:auto-text-indent="false">
        <style:tab-stops/>
      </style:paragraph-properties>
    </style:style>
    <style:style style:name="cvPrenomNom2007_7e_LT_7e_Gliederung_20_9" style:display-name="cvPrenomNom2007~LT~Gliederung 9" style:family="paragraph" style:parent-style-name="cvPrenomNom2007_7e_LT_7e_Gliederung_20_8">
      <style:paragraph-properties fo:margin-left="10.8cm" fo:margin-right="0cm" fo:text-indent="-0.6cm" style:auto-text-indent="false">
        <style:tab-stops/>
      </style:paragraph-properties>
    </style:style>
    <style:style style:name="cvPrenomNom2007_7e_LT_7e_Titel" style:display-name="cvPrenomNom2007~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cvPrenomNom2007_7e_LT_7e_Untertitel" style:display-name="cvPrenomNom2007~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cvPrenomNom2007_7e_LT_7e_Notizen" style:display-name="cvPrenomNom2007~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cvPrenomNom2007_7e_LT_7e_Hintergrundobjekte" style:display-name="cvPrenomNom2007~LT~Hintergrundobjekte" style:family="paragraph">
      <style:paragraph-properties style:text-autospace="none"/>
    </style:style>
    <style:style style:name="cvPrenomNom2007_7e_LT_7e_Hintergrund" style:display-name="cvPrenomNom2007~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Plan_20_1" style:display-name="Plan 1" style:family="paragraph">
      <style:paragraph-properties fo:margin-left="0.75cm" fo:margin-right="0cm" fo:margin-top="0cm" fo:margin-bottom="0.312cm" fo:text-indent="-0.563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Installer la plateforme de développement de Kettle avec Eclipse</dc:title>
    <meta:initial-creator>Manfred Sherlock Olm</meta:initial-creator>
    <meta:creation-date>2007-12-19T17:43:16</meta:creation-date>
    <dc:creator>Manfred Sherlock Olm</dc:creator>
    <dc:date>2007-12-19T17:46:22</dc:date>
    <meta:keyword>Kettle PDI compilation</meta:keyword>
    <meta:editing-cycles>2</meta:editing-cycles>
    <meta:editing-duration>PT1M32S</meta:editing-duration>
    <meta:user-defined meta:name="rédacteur">Manfred Sherlock Olm</meta:user-defined>
    <meta:user-defined meta:name="lecteur">Utilisateur de Kettle désireux de connaître le mécanisme de compilation du projet</meta:user-defined>
    <meta:user-defined meta:name="Info 3"/>
    <meta:user-defined meta:name="Info 4"/>
    <meta:document-statistic meta:table-count="0" meta:image-count="0" meta:object-count="0" meta:page-count="2" meta:paragraph-count="29" meta:word-count="603" meta:character-count="4008"/>
  </office:meta>
</office:document-meta>
</file>